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1.603cm" fo:min-width="2.62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3.175cm" svg:height="1.905cm" svg:x="1.591cm" svg:y="0.757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.591cm" svg:y1="1.392cm" svg:x2="1.274cm" svg:y2="1.392cm">
                <text:p/>
              </draw:line>
              <draw:line draw:style-name="gr2" draw:text-style-name="P2" draw:layer="layout" svg:x1="1.591cm" svg:y1="2.027cm" svg:x2="1.274cm" svg:y2="2.027cm">
                <text:p/>
              </draw:line>
              <draw:line draw:style-name="gr2" draw:text-style-name="P2" draw:layer="layout" svg:x1="5.08cm" svg:y1="1.393cm" svg:x2="4.763cm" svg:y2="1.393cm">
                <text:p/>
              </draw:line>
              <draw:line draw:style-name="gr2" draw:text-style-name="P2" draw:layer="layout" svg:x1="5.08cm" svg:y1="2.028cm" svg:x2="4.763cm" svg:y2="2.028cm">
                <text:p/>
              </draw:line>
            </draw:g>
            <draw:g>
              <draw:custom-shape draw:style-name="gr1" draw:text-style-name="P1" draw:layer="layout" svg:width="3.175cm" svg:height="1.905cm" svg:x="1.591cm" svg:y="3.61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.591cm" svg:y1="4.25cm" svg:x2="1.274cm" svg:y2="4.25cm">
                <text:p/>
              </draw:line>
              <draw:line draw:style-name="gr2" draw:text-style-name="P2" draw:layer="layout" svg:x1="1.591cm" svg:y1="4.885cm" svg:x2="1.274cm" svg:y2="4.885cm">
                <text:p/>
              </draw:line>
              <draw:line draw:style-name="gr2" draw:text-style-name="P2" draw:layer="layout" svg:x1="5.08cm" svg:y1="4.251cm" svg:x2="4.763cm" svg:y2="4.251cm">
                <text:p/>
              </draw:line>
              <draw:line draw:style-name="gr2" draw:text-style-name="P2" draw:layer="layout" svg:x1="5.08cm" svg:y1="4.886cm" svg:x2="4.763cm" svg:y2="4.886cm">
                <text:p/>
              </draw:line>
            </draw:g>
            <draw:g>
              <draw:custom-shape draw:style-name="gr1" draw:text-style-name="P1" draw:layer="layout" svg:width="3.175cm" svg:height="1.905cm" svg:x="1.591cm" svg:y="6.472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.591cm" svg:y1="7.107cm" svg:x2="1.274cm" svg:y2="7.107cm">
                <text:p/>
              </draw:line>
              <draw:line draw:style-name="gr2" draw:text-style-name="P2" draw:layer="layout" svg:x1="1.591cm" svg:y1="7.742cm" svg:x2="1.274cm" svg:y2="7.742cm">
                <text:p/>
              </draw:line>
              <draw:line draw:style-name="gr2" draw:text-style-name="P2" draw:layer="layout" svg:x1="5.08cm" svg:y1="7.108cm" svg:x2="4.763cm" svg:y2="7.108cm">
                <text:p/>
              </draw:line>
              <draw:line draw:style-name="gr2" draw:text-style-name="P2" draw:layer="layout" svg:x1="5.08cm" svg:y1="7.743cm" svg:x2="4.763cm" svg:y2="7.743cm">
                <text:p/>
              </draw:line>
            </draw:g>
            <draw:g>
              <draw:custom-shape draw:style-name="gr1" draw:text-style-name="P1" draw:layer="layout" svg:width="3.175cm" svg:height="1.905cm" svg:x="1.591cm" svg:y="9.33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.591cm" svg:y1="9.965cm" svg:x2="1.274cm" svg:y2="9.965cm">
                <text:p/>
              </draw:line>
              <draw:line draw:style-name="gr2" draw:text-style-name="P2" draw:layer="layout" svg:x1="1.591cm" svg:y1="10.6cm" svg:x2="1.274cm" svg:y2="10.6cm">
                <text:p/>
              </draw:line>
              <draw:line draw:style-name="gr2" draw:text-style-name="P2" draw:layer="layout" svg:x1="5.08cm" svg:y1="9.966cm" svg:x2="4.763cm" svg:y2="9.966cm">
                <text:p/>
              </draw:line>
              <draw:line draw:style-name="gr2" draw:text-style-name="P2" draw:layer="layout" svg:x1="5.08cm" svg:y1="10.601cm" svg:x2="4.763cm" svg:y2="10.601cm">
                <text:p/>
              </draw:line>
            </draw:g>
          </draw:g>
          <draw:g>
            <draw:g>
              <draw:custom-shape draw:style-name="gr1" draw:text-style-name="P1" draw:layer="layout" svg:width="3.175cm" svg:height="1.905cm" svg:x="7.809cm" svg:y="0.757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7.809cm" svg:y1="1.392cm" svg:x2="7.492cm" svg:y2="1.392cm">
                <text:p/>
              </draw:line>
              <draw:line draw:style-name="gr2" draw:text-style-name="P2" draw:layer="layout" svg:x1="7.809cm" svg:y1="2.027cm" svg:x2="7.492cm" svg:y2="2.027cm">
                <text:p/>
              </draw:line>
              <draw:line draw:style-name="gr2" draw:text-style-name="P2" draw:layer="layout" svg:x1="11.298cm" svg:y1="1.393cm" svg:x2="10.981cm" svg:y2="1.393cm">
                <text:p/>
              </draw:line>
              <draw:line draw:style-name="gr2" draw:text-style-name="P2" draw:layer="layout" svg:x1="11.298cm" svg:y1="2.028cm" svg:x2="10.981cm" svg:y2="2.028cm">
                <text:p/>
              </draw:line>
            </draw:g>
            <draw:g>
              <draw:custom-shape draw:style-name="gr1" draw:text-style-name="P1" draw:layer="layout" svg:width="3.175cm" svg:height="1.905cm" svg:x="7.809cm" svg:y="3.61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7.809cm" svg:y1="4.25cm" svg:x2="7.492cm" svg:y2="4.25cm">
                <text:p/>
              </draw:line>
              <draw:line draw:style-name="gr2" draw:text-style-name="P2" draw:layer="layout" svg:x1="7.809cm" svg:y1="4.885cm" svg:x2="7.492cm" svg:y2="4.885cm">
                <text:p/>
              </draw:line>
              <draw:line draw:style-name="gr2" draw:text-style-name="P2" draw:layer="layout" svg:x1="11.298cm" svg:y1="4.251cm" svg:x2="10.981cm" svg:y2="4.251cm">
                <text:p/>
              </draw:line>
              <draw:line draw:style-name="gr2" draw:text-style-name="P2" draw:layer="layout" svg:x1="11.298cm" svg:y1="4.886cm" svg:x2="10.981cm" svg:y2="4.886cm">
                <text:p/>
              </draw:line>
            </draw:g>
            <draw:g>
              <draw:custom-shape draw:style-name="gr1" draw:text-style-name="P1" draw:layer="layout" svg:width="3.175cm" svg:height="1.905cm" svg:x="7.809cm" svg:y="6.472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7.809cm" svg:y1="7.107cm" svg:x2="7.492cm" svg:y2="7.107cm">
                <text:p/>
              </draw:line>
              <draw:line draw:style-name="gr2" draw:text-style-name="P2" draw:layer="layout" svg:x1="7.809cm" svg:y1="7.742cm" svg:x2="7.492cm" svg:y2="7.742cm">
                <text:p/>
              </draw:line>
              <draw:line draw:style-name="gr2" draw:text-style-name="P2" draw:layer="layout" svg:x1="11.298cm" svg:y1="7.108cm" svg:x2="10.981cm" svg:y2="7.108cm">
                <text:p/>
              </draw:line>
              <draw:line draw:style-name="gr2" draw:text-style-name="P2" draw:layer="layout" svg:x1="11.298cm" svg:y1="7.743cm" svg:x2="10.981cm" svg:y2="7.743cm">
                <text:p/>
              </draw:line>
            </draw:g>
            <draw:g>
              <draw:custom-shape draw:style-name="gr1" draw:text-style-name="P1" draw:layer="layout" svg:width="3.175cm" svg:height="1.905cm" svg:x="7.809cm" svg:y="9.33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7.809cm" svg:y1="9.965cm" svg:x2="7.492cm" svg:y2="9.965cm">
                <text:p/>
              </draw:line>
              <draw:line draw:style-name="gr2" draw:text-style-name="P2" draw:layer="layout" svg:x1="7.809cm" svg:y1="10.6cm" svg:x2="7.492cm" svg:y2="10.6cm">
                <text:p/>
              </draw:line>
              <draw:line draw:style-name="gr2" draw:text-style-name="P2" draw:layer="layout" svg:x1="11.298cm" svg:y1="9.966cm" svg:x2="10.981cm" svg:y2="9.966cm">
                <text:p/>
              </draw:line>
              <draw:line draw:style-name="gr2" draw:text-style-name="P2" draw:layer="layout" svg:x1="11.298cm" svg:y1="10.601cm" svg:x2="10.981cm" svg:y2="10.601cm">
                <text:p/>
              </draw:line>
            </draw:g>
          </draw:g>
          <draw:g>
            <draw:g>
              <draw:custom-shape draw:style-name="gr1" draw:text-style-name="P1" draw:layer="layout" svg:width="3.175cm" svg:height="1.905cm" svg:x="13.973cm" svg:y="0.757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3.973cm" svg:y1="1.392cm" svg:x2="13.656cm" svg:y2="1.392cm">
                <text:p/>
              </draw:line>
              <draw:line draw:style-name="gr2" draw:text-style-name="P2" draw:layer="layout" svg:x1="13.973cm" svg:y1="2.027cm" svg:x2="13.656cm" svg:y2="2.027cm">
                <text:p/>
              </draw:line>
              <draw:line draw:style-name="gr2" draw:text-style-name="P2" draw:layer="layout" svg:x1="17.462cm" svg:y1="1.393cm" svg:x2="17.145cm" svg:y2="1.393cm">
                <text:p/>
              </draw:line>
              <draw:line draw:style-name="gr2" draw:text-style-name="P2" draw:layer="layout" svg:x1="17.462cm" svg:y1="2.028cm" svg:x2="17.145cm" svg:y2="2.028cm">
                <text:p/>
              </draw:line>
            </draw:g>
            <draw:g>
              <draw:custom-shape draw:style-name="gr1" draw:text-style-name="P1" draw:layer="layout" svg:width="3.175cm" svg:height="1.905cm" svg:x="13.973cm" svg:y="3.61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3.973cm" svg:y1="4.25cm" svg:x2="13.656cm" svg:y2="4.25cm">
                <text:p/>
              </draw:line>
              <draw:line draw:style-name="gr2" draw:text-style-name="P2" draw:layer="layout" svg:x1="13.973cm" svg:y1="4.885cm" svg:x2="13.656cm" svg:y2="4.885cm">
                <text:p/>
              </draw:line>
              <draw:line draw:style-name="gr2" draw:text-style-name="P2" draw:layer="layout" svg:x1="17.462cm" svg:y1="4.251cm" svg:x2="17.145cm" svg:y2="4.251cm">
                <text:p/>
              </draw:line>
              <draw:line draw:style-name="gr2" draw:text-style-name="P2" draw:layer="layout" svg:x1="17.462cm" svg:y1="4.886cm" svg:x2="17.145cm" svg:y2="4.886cm">
                <text:p/>
              </draw:line>
            </draw:g>
            <draw:g>
              <draw:custom-shape draw:style-name="gr1" draw:text-style-name="P1" draw:layer="layout" svg:width="3.175cm" svg:height="1.905cm" svg:x="13.973cm" svg:y="6.472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3.973cm" svg:y1="7.107cm" svg:x2="13.656cm" svg:y2="7.107cm">
                <text:p/>
              </draw:line>
              <draw:line draw:style-name="gr2" draw:text-style-name="P2" draw:layer="layout" svg:x1="13.973cm" svg:y1="7.742cm" svg:x2="13.656cm" svg:y2="7.742cm">
                <text:p/>
              </draw:line>
              <draw:line draw:style-name="gr2" draw:text-style-name="P2" draw:layer="layout" svg:x1="17.462cm" svg:y1="7.108cm" svg:x2="17.145cm" svg:y2="7.108cm">
                <text:p/>
              </draw:line>
              <draw:line draw:style-name="gr2" draw:text-style-name="P2" draw:layer="layout" svg:x1="17.462cm" svg:y1="7.743cm" svg:x2="17.145cm" svg:y2="7.743cm">
                <text:p/>
              </draw:line>
            </draw:g>
            <draw:g>
              <draw:custom-shape draw:style-name="gr1" draw:text-style-name="P1" draw:layer="layout" svg:width="3.175cm" svg:height="1.905cm" svg:x="13.973cm" svg:y="9.33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3.973cm" svg:y1="9.965cm" svg:x2="13.656cm" svg:y2="9.965cm">
                <text:p/>
              </draw:line>
              <draw:line draw:style-name="gr2" draw:text-style-name="P2" draw:layer="layout" svg:x1="13.973cm" svg:y1="10.6cm" svg:x2="13.656cm" svg:y2="10.6cm">
                <text:p/>
              </draw:line>
              <draw:line draw:style-name="gr2" draw:text-style-name="P2" draw:layer="layout" svg:x1="17.462cm" svg:y1="9.966cm" svg:x2="17.145cm" svg:y2="9.966cm">
                <text:p/>
              </draw:line>
              <draw:line draw:style-name="gr2" draw:text-style-name="P2" draw:layer="layout" svg:x1="17.462cm" svg:y1="10.601cm" svg:x2="17.145cm" svg:y2="10.601cm">
                <text:p/>
              </draw:line>
            </draw:g>
          </draw:g>
          <draw:line draw:style-name="gr3" draw:text-style-name="P2" draw:layer="layout" svg:x1="5.08cm" svg:y1="1.392cm" svg:x2="7.62cm" svg:y2="1.392cm">
            <text:p/>
          </draw:line>
          <draw:line draw:style-name="gr3" draw:text-style-name="P2" draw:layer="layout" svg:x1="11.112cm" svg:y1="1.392cm" svg:x2="13.652cm" svg:y2="1.392cm">
            <text:p/>
          </draw:line>
          <draw:line draw:style-name="gr4" draw:text-style-name="P2" draw:layer="layout" svg:x1="11.112cm" svg:y1="4.885cm" svg:x2="13.652cm" svg:y2="4.885cm">
            <text:p/>
          </draw:line>
          <draw:line draw:style-name="gr4" draw:text-style-name="P2" draw:layer="layout" svg:x1="11.112cm" svg:y1="10.6cm" svg:x2="13.652cm" svg:y2="10.6cm">
            <text:p/>
          </draw:line>
          <draw:line draw:style-name="gr3" draw:text-style-name="P2" draw:layer="layout" svg:x1="11.112cm" svg:y1="7.107cm" svg:x2="13.652cm" svg:y2="7.107cm">
            <text:p/>
          </draw:line>
          <draw:line draw:style-name="gr4" draw:text-style-name="P2" draw:layer="layout" svg:x1="5.08cm" svg:y1="10.6cm" svg:x2="7.62cm" svg:y2="10.6cm">
            <text:p/>
          </draw:line>
          <draw:line draw:style-name="gr3" draw:text-style-name="P2" draw:layer="layout" svg:x1="5.08cm" svg:y1="4.25cm" svg:x2="7.62cm" svg:y2="4.25cm">
            <text:p/>
          </draw:line>
          <draw:line draw:style-name="gr4" draw:text-style-name="P2" draw:layer="layout" svg:x1="5.057cm" svg:y1="2.013cm" svg:x2="7.517cm" svg:y2="7.123cm">
            <text:p/>
          </draw:line>
          <draw:line draw:style-name="gr4" draw:text-style-name="P2" draw:layer="layout" svg:x1="5.057cm" svg:y1="4.871cm" svg:x2="7.515cm" svg:y2="9.98cm">
            <text:p/>
          </draw:line>
          <draw:line draw:style-name="gr3" draw:text-style-name="P2" draw:layer="layout" svg:x1="7.517cm" svg:y1="2.013cm" svg:x2="5.057cm" svg:y2="7.123cm">
            <text:p/>
          </draw:line>
          <draw:line draw:style-name="gr3" draw:text-style-name="P2" draw:layer="layout" svg:x1="7.492cm" svg:y1="4.872cm" svg:x2="5.054cm" svg:y2="9.981cm">
            <text:p/>
          </draw:line>
          <draw:line draw:style-name="gr3" draw:text-style-name="P2" draw:layer="layout" svg:x1="13.675cm" svg:y1="2.019cm" svg:x2="11.28cm" svg:y2="4.258cm">
            <text:p/>
          </draw:line>
          <draw:line draw:style-name="gr4" draw:text-style-name="P2" draw:layer="layout" svg:x1="11.28cm" svg:y1="2.02cm" svg:x2="13.675cm" svg:y2="4.259cm">
            <text:p/>
          </draw:line>
          <draw:line draw:style-name="gr3" draw:text-style-name="P2" draw:layer="layout" svg:x1="13.675cm" svg:y1="7.736cm" svg:x2="11.28cm" svg:y2="9.972cm">
            <text:p/>
          </draw:line>
          <draw:line draw:style-name="gr4" draw:text-style-name="P2" draw:layer="layout" svg:x1="11.28cm" svg:y1="7.736cm" svg:x2="13.675cm" svg:y2="9.972cm">
            <text:p/>
          </draw:line>
          <draw:line draw:style-name="gr4" draw:text-style-name="P2" draw:layer="layout" svg:x1="4.952cm" svg:y1="7.742cm" svg:x2="7.492cm" svg:y2="7.742cm">
            <text:p/>
          </draw:line>
          <draw:g>
            <draw:frame draw:style-name="gr5" draw:text-style-name="P4" draw:layer="layout" svg:width="0.236cm" svg:height="0.725cm" svg:x="0.822cm" svg:y="1.03cm">
              <draw:text-box>
                <text:p text:style-name="P3"><text:span text:style-name="T1">0</text:span></text:p>
              </draw:text-box>
            </draw:frame>
            <draw:frame draw:style-name="gr5" draw:text-style-name="P4" draw:layer="layout" svg:width="0.236cm" svg:height="0.725cm" svg:x="0.822cm" svg:y="1.663cm">
              <draw:text-box>
                <text:p text:style-name="P3"><text:span text:style-name="T1">1</text:span></text:p>
              </draw:text-box>
            </draw:frame>
            <draw:frame draw:style-name="gr5" draw:text-style-name="P4" draw:layer="layout" svg:width="0.236cm" svg:height="0.725cm" svg:x="0.822cm" svg:y="3.887cm">
              <draw:text-box>
                <text:p text:style-name="P3"><text:span text:style-name="T1">2</text:span></text:p>
              </draw:text-box>
            </draw:frame>
            <draw:frame draw:style-name="gr5" draw:text-style-name="P4" draw:layer="layout" svg:width="0.236cm" svg:height="0.725cm" svg:x="0.822cm" svg:y="4.521cm">
              <draw:text-box>
                <text:p text:style-name="P3"><text:span text:style-name="T1">3</text:span></text:p>
              </draw:text-box>
            </draw:frame>
            <draw:frame draw:style-name="gr5" draw:text-style-name="P4" draw:layer="layout" svg:width="0.236cm" svg:height="0.725cm" svg:x="0.822cm" svg:y="6.744cm">
              <draw:text-box>
                <text:p text:style-name="P3"><text:span text:style-name="T1">4</text:span></text:p>
              </draw:text-box>
            </draw:frame>
            <draw:frame draw:style-name="gr5" draw:text-style-name="P4" draw:layer="layout" svg:width="0.236cm" svg:height="0.725cm" svg:x="0.822cm" svg:y="7.381cm">
              <draw:text-box>
                <text:p text:style-name="P3"><text:span text:style-name="T1">5</text:span></text:p>
              </draw:text-box>
            </draw:frame>
            <draw:frame draw:style-name="gr5" draw:text-style-name="P4" draw:layer="layout" svg:width="0.236cm" svg:height="0.725cm" svg:x="0.822cm" svg:y="9.602cm">
              <draw:text-box>
                <text:p text:style-name="P3"><text:span text:style-name="T1">6</text:span></text:p>
              </draw:text-box>
            </draw:frame>
            <draw:frame draw:style-name="gr5" draw:text-style-name="P4" draw:layer="layout" svg:width="0.236cm" svg:height="0.725cm" svg:x="0.822cm" svg:y="10.237cm">
              <draw:text-box>
                <text:p text:style-name="P3"><text:span text:style-name="T1">7</text:span></text:p>
              </draw:text-box>
            </draw:frame>
          </draw:g>
          <draw:g>
            <draw:frame draw:style-name="gr5" draw:text-style-name="P4" draw:layer="layout" svg:width="0.236cm" svg:height="0.725cm" svg:x="17.722cm" svg:y="1.03cm">
              <draw:text-box>
                <text:p text:style-name="P3"><text:span text:style-name="T1">0</text:span></text:p>
              </draw:text-box>
            </draw:frame>
            <draw:frame draw:style-name="gr5" draw:text-style-name="P4" draw:layer="layout" svg:width="0.236cm" svg:height="0.725cm" svg:x="17.722cm" svg:y="1.663cm">
              <draw:text-box>
                <text:p text:style-name="P3"><text:span text:style-name="T1">1</text:span></text:p>
              </draw:text-box>
            </draw:frame>
            <draw:frame draw:style-name="gr5" draw:text-style-name="P4" draw:layer="layout" svg:width="0.236cm" svg:height="0.725cm" svg:x="17.722cm" svg:y="3.887cm">
              <draw:text-box>
                <text:p text:style-name="P3"><text:span text:style-name="T1">2</text:span></text:p>
              </draw:text-box>
            </draw:frame>
            <draw:frame draw:style-name="gr5" draw:text-style-name="P4" draw:layer="layout" svg:width="0.236cm" svg:height="0.725cm" svg:x="17.722cm" svg:y="4.521cm">
              <draw:text-box>
                <text:p text:style-name="P3"><text:span text:style-name="T1">3</text:span></text:p>
              </draw:text-box>
            </draw:frame>
            <draw:frame draw:style-name="gr5" draw:text-style-name="P4" draw:layer="layout" svg:width="0.236cm" svg:height="0.725cm" svg:x="17.722cm" svg:y="6.744cm">
              <draw:text-box>
                <text:p text:style-name="P3"><text:span text:style-name="T1">4</text:span></text:p>
              </draw:text-box>
            </draw:frame>
            <draw:frame draw:style-name="gr5" draw:text-style-name="P4" draw:layer="layout" svg:width="0.236cm" svg:height="0.725cm" svg:x="17.722cm" svg:y="7.381cm">
              <draw:text-box>
                <text:p text:style-name="P3"><text:span text:style-name="T1">5</text:span></text:p>
              </draw:text-box>
            </draw:frame>
            <draw:frame draw:style-name="gr5" draw:text-style-name="P4" draw:layer="layout" svg:width="0.236cm" svg:height="0.725cm" svg:x="17.722cm" svg:y="9.602cm">
              <draw:text-box>
                <text:p text:style-name="P3"><text:span text:style-name="T1">6</text:span></text:p>
              </draw:text-box>
            </draw:frame>
            <draw:frame draw:style-name="gr5" draw:text-style-name="P4" draw:layer="layout" svg:width="0.236cm" svg:height="0.725cm" svg:x="17.722cm" svg:y="10.237cm">
              <draw:text-box>
                <text:p text:style-name="P3"><text:span text:style-name="T1">7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06-14T08:49:16.478993900</meta:creation-date>
    <dc:date>2022-06-14T09:10:07.868112445</dc:date>
    <dc:creator>Mifta Nur Farid</dc:creator>
    <meta:editing-duration>PT10M51S</meta:editing-duration>
    <meta:editing-cycles>2</meta:editing-cycles>
    <meta:generator>LibreOffice/7.3.4.2$Linux_X86_64 LibreOffice_project/30$Build-2</meta:generator>
    <meta:document-statistic meta:object-count="110"/>
  </office:meta>
</office:document-meta>
</file>